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2" style:family="paragraph" style:parent-style-name="Heading_20_1">
      <style:text-properties officeooo:rsid="000ea6f3" officeooo:paragraph-rsid="000ea6f3"/>
    </style:style>
    <style:style style:name="P3" style:family="paragraph" style:parent-style-name="Standard">
      <style:text-properties officeooo:rsid="000d8772" officeooo:paragraph-rsid="000d8772"/>
    </style:style>
    <style:style style:name="P4" style:family="paragraph" style:parent-style-name="Standard" style:list-style-name="L2">
      <style:text-properties officeooo:rsid="000ea6f3" officeooo:paragraph-rsid="000ea6f3"/>
    </style:style>
    <style:style style:name="P5" style:family="paragraph" style:parent-style-name="Text_20_body">
      <style:text-properties officeooo:rsid="000ea6f3" officeooo:paragraph-rsid="000ea6f3"/>
    </style:style>
    <style:style style:name="T1" style:family="text">
      <style:text-properties officeooo:rsid="000d87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<text:span text:style-name="T1">das alterações<text:line-break/>Trabalho de Padrões de Software<text:line-break/>2014.1</text:span></text:p>
      <text:p text:style-name="P3">As alterações, aplicadas ao projeto fornecido para este trabalho, podem se dividir em:</text:p>
      <text:list xml:id="list9193964623025640369" text:style-name="L2">
        <text:list-item>
          <text:p text:style-name="P4">Estruturais</text:p>
        </text:list-item>
        <text:list-item>
          <text:p text:style-name="P4">Modelagem</text:p>
        </text:list-item>
        <text:list-item>
          <text:p text:style-name="P4">Implementação do caso de uso</text:p>
        </text:list-item>
      </text:list>
      <text:h text:style-name="P2" text:outline-level="1">Estruturais</text:h>
      <text:p text:style-name="P5">As modificações estruturais envolvem o próprio projeto do eclipse, as bibliotecas e os arquivos de configuração do sistema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// TODO [CMP] criar esse método dentro Turma ou dentro Aluno só</text:p>
      <text:p text:style-name="P5"><text:tab/>// aumentaria o acoplamento destas classes, me parece que tenha que</text:p>
      <text:p text:style-name="P5"><text:tab/>// estar em outro lugar</text:p>
      <text:p text:style-name="P5"><text:tab/>// public void avaliarTurma(Aluno aluno, List&lt;Alternativa&gt; alternativas)</text:p>
      <text:p text:style-name="P5"><text:tab/>// {</text:p>
      <text:p text:style-name="P5"><text:tab/>// if (aluno == null) {</text:p>
      <text:p text:style-name="P5"><text:tab/>// throw new IllegalArgumentException("Erro: Aluno não pode ser nulo.");</text:p>
      <text:p text:style-name="P5"><text:tab/>// }</text:p>
      <text:p text:style-name="P5"><text:tab/>//</text:p>
      <text:p text:style-name="P5"><text:tab/>// if (alternativas == null) {</text:p>
      <text:p text:style-name="P5"><text:tab/>// throw new IllegalArgumentException(</text:p>
      <text:p text:style-name="P5"><text:soft-page-break/><text:tab/>// "Erro: Alternativas não podem ser nulas.");</text:p>
      <text:p text:style-name="P5"><text:tab/>// }</text:p>
      <text:p text:style-name="P5"><text:tab/>// ...</text:p>
      <text:p text:style-name="P5"><text:tab/>// }</text:p>
      <text:p text:style-name="P5"><text:tab/>// TODO [CMP] a lógica de validaAluno e validaTurma não poderia ficar em</text:p>
      <text:p text:style-name="P5"><text:tab/>// repositório? A mensagem de erro faz parte do domínio de qualquer for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indent="1.25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 Campisano</meta:initial-creator>
    <meta:creation-date>2014-06-09T00:22:09.533396869</meta:creation-date>
    <dc:date>2014-06-09T01:37:19.810040397</dc:date>
    <dc:creator>Riccardo Campisano</dc:creator>
    <meta:editing-duration>PT1H3M28S</meta:editing-duration>
    <meta:editing-cycles>1</meta:editing-cycles>
    <meta:document-statistic meta:table-count="0" meta:image-count="0" meta:object-count="0" meta:page-count="2" meta:paragraph-count="24" meta:word-count="156" meta:character-count="958" meta:non-whitespace-character-count="813"/>
    <meta:generator>LibreOffice/4.2.4.2$Linux_X86_64 LibreOffice_project/63150712c6d317d27ce2db16eb94c2f3d7b699f8</meta:generator>
  </office:meta>
</office:document-meta>
</file>